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61" calcext:value-type="float">
            <text:p>-61</text:p>
          </table:table-cell>
          <table:table-cell table:style-name="ce3" office:value-type="float" office:value="-36" calcext:value-type="float">
            <text:p>-3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1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36" calcext:value-type="float">
            <text:p>-36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77" calcext:value-type="float">
            <text:p>-77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-27" calcext:value-type="float">
            <text:p>-2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i = 13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36" calcext:value-type="float">
            <text:p>-36</text:p>
          </table:table-cell>
          <table:table-cell table:style-name="ce3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Default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Default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-27" calcext:value-type="float">
            <text:p>-27</text:p>
          </table:table-cell>
          <table:table-cell table:style-name="Default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12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77" calcext:value-type="float">
            <text:p>-77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26" calcext:value-type="float">
            <text:p>-26</text:p>
          </table:table-cell>
          <table:table-cell table:style-name="Default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-27" calcext:value-type="float">
            <text:p>-27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11</text:p>
          </table:table-cell>
          <table:table-cell/>
        </table:table-row>
        <table:table-row table:style-name="ro1"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4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table:style-name="Default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-27" calcext:value-type="float">
            <text:p>-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1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9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3"/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float" office:value="-61" calcext:value-type="float">
            <text:p>-61</text:p>
          </table:table-cell>
          <table:table-cell table:style-name="ce2"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6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Default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77" calcext:value-type="float">
            <text:p>-77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77" calcext:value-type="float">
            <text:p>-77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77" calcext:value-type="float">
            <text:p>-77</text:p>
          </table:table-cell>
          <table:table-cell office:value-type="float" office:value="-34" calcext:value-type="float">
            <text:p>-34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77" calcext:value-type="float">
            <text:p>-77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8" calcext:value-type="float">
            <text:p>-18</text:p>
          </table:table-cell>
          <table:table-cell office:value-type="float" office:value="-27" calcext:value-type="float">
            <text:p>-27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77" calcext:value-type="float">
            <text:p>-77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Default" office:value-type="float" office:value="-77" calcext:value-type="float">
            <text:p>-77</text:p>
          </table:table-cell>
          <table:table-cell office:value-type="float" office:value="-34" calcext:value-type="float">
            <text:p>-34</text:p>
          </table:table-cell>
          <table:table-cell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office:value-type="float" office:value="-27" calcext:value-type="float">
            <text:p>-27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 = 8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3" office:value-type="float" office:value="-36" calcext:value-type="float">
            <text:p>-36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7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office:value-type="float" office:value="-77" calcext:value-type="float">
            <text:p>-77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77" calcext:value-type="float">
            <text:p>-77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9" calcext:value-type="float">
            <text:p>-19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27" calcext:value-type="float">
            <text:p>-27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27" calcext:value-type="float">
            <text:p>-27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7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3"/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77" calcext:value-type="float">
            <text:p>-77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3" office:value-type="float" office:value="-77" calcext:value-type="float">
            <text:p>-77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-61" calcext:value-type="float">
            <text:p>-61</text:p>
          </table:table-cell>
          <table:table-cell table:style-name="ce3"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9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float" office:value="-77" calcext:value-type="float">
            <text:p>-77</text:p>
          </table:table-cell>
          <table:table-cell table:style-name="ce1"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0</text:p>
          </table:table-cell>
          <table:table-cell office:value-type="string" calcext:value-type="string">
            <text:p>Int 10</text:p>
          </table:table-cell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table:style-name="ce1"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3" office:value-type="float" office:value="-77" calcext:value-type="float">
            <text:p>-77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-36" calcext:value-type="float">
            <text:p>-36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27" calcext:value-type="float">
            <text:p>-27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I = 4</text:p>
          </table:table-cell>
          <table:table-cell/>
        </table:table-row>
        <table:table-row table:style-name="ro1">
          <table:table-cell table:style-name="ce3"/>
          <table:table-cell table:number-columns-repeated="3"/>
          <table:table-cell table:style-name="ce3" table:number-columns-repeated="3"/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float" office:value="-77" calcext:value-type="float">
            <text:p>-77</text:p>
          </table:table-cell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7:22:45.859045150</meta:creation-date>
    <dc:date>2022-08-22T18:09:44.340917540</dc:date>
    <meta:editing-duration>PT3M36S</meta:editing-duration>
    <meta:editing-cycles>1</meta:editing-cycles>
    <meta:document-statistic meta:table-count="1" meta:cell-count="1470" meta:object-count="0"/>
    <meta:generator>LibreOffice/7.3.4.2$Linux_X86_64 LibreOffice_project/30$Build-2</meta:generator>
  </office:meta>
</office:document-meta>
</file>